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4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7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5">
            <text:p>25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>
          <table:table-cell table:style-name="ce3" office:value-type="date" office:date-value="2014-08-26">
            <text:p>26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>
          <table:table-cell table:style-name="ce3" office:value-type="date" office:date-value="2014-08-27">
            <text:p>27.08.2014</text:p>
          </table:table-cell>
          <table:table-cell office:value-type="string">
            <text:p>10:30-15:30</text:p>
          </table:table-cell>
          <table:table-cell office:value-type="float" office:value="5">
            <text:p>5</text:p>
          </table:table-cell>
          <table:table-cell office:value-type="string">
            <text:p>(2.5) Lese opp på HW og Scrum. (2.5) Lett etter mer materiell på nettet, lest litt på SHMAC med minne</text:p>
          </table:table-cell>
        </table:table-row>
        <table:table-row table:style-name="ro1">
          <table:table-cell table:style-name="ce3" office:value-type="date" office:date-value="2014-08-28">
            <text:p>28.08.2014</text:p>
          </table:table-cell>
          <table:table-cell office:value-type="string">
            <text:p>10:30-12:30</text:p>
          </table:table-cell>
          <table:table-cell office:value-type="float" office:value="2">
            <text:p>2</text:p>
          </table:table-cell>
          <table:table-cell office:value-type="string">
            <text:p>(2) Meeting with Kristian, then with Donn &amp; Yaman, then with Yaman for DMA</text:p>
          </table:table-cell>
        </table:table-row>
        <table:table-row table:style-name="ro1">
          <table:table-cell table:style-name="ce3" office:value-type="date" office:date-value="2014-08-31">
            <text:p>31.08.2014</text:p>
          </table:table-cell>
          <table:table-cell office:value-type="string">
            <text:p>16:00-20:00</text:p>
          </table:table-cell>
          <table:table-cell office:value-type="float" office:value="4">
            <text:p>4</text:p>
          </table:table-cell>
          <table:table-cell office:value-type="string">
            <text:p>(4) Begynnende design av ulike DMA sammenhenger + arkitektur</text:p>
          </table:table-cell>
        </table:table-row>
        <table:table-row table:style-name="ro1">
          <table:table-cell table:style-name="ce3" office:value-type="date" office:date-value="2014-09-01">
            <text:p>01.09.2014</text:p>
          </table:table-cell>
          <table:table-cell office:value-type="string">
            <text:p>10:00-12:00</text:p>
          </table:table-cell>
          <table:table-cell office:value-type="float" office:value="2">
            <text:p>2</text:p>
          </table:table-cell>
          <table:table-cell office:value-type="string">
            <text:p>(2) Gikk gjennom romsystem med Kristian, gikk gjennom hva vi har gjort så langt. + Buss</text:p>
          </table:table-cell>
        </table:table-row>
        <table:table-row table:style-name="ro1">
          <table:table-cell/>
          <table:table-cell office:value-type="string">
            <text:p>13:00-18:00</text:p>
          </table:table-cell>
          <table:table-cell office:value-type="float" office:value="5">
            <text:p>5</text:p>
          </table:table-cell>
          <table:table-cell office:value-type="string">
            <text:p>(5) Read through the cell report. Need additional readthrough</text:p>
          </table:table-cell>
        </table:table-row>
        <table:table-row table:style-name="ro2">
          <table:table-cell table:style-name="ce3" office:value-type="date" office:date-value="2014-09-02">
            <text:p>02.09.2014</text:p>
          </table:table-cell>
          <table:table-cell office:value-type="string">
            <text:p>13:30-15:30</text:p>
          </table:table-cell>
          <table:table-cell office:value-type="float" office:value="2">
            <text:p>2</text:p>
          </table:table-cell>
          <table:table-cell office:value-type="string">
            <text:p>(2) Wrote a bit about DMA in Cell, read it again for ideas</text:p>
          </table:table-cell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2.09.2014</text:date>, <text:time>20:15:4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9-02T20:15:41</dc:date>
    <meta:editing-duration>PT15M44S</meta:editing-duration>
    <meta:editing-cycles>13</meta:editing-cycles>
    <meta:generator>OpenOffice/4.1.0$Unix OpenOffice.org_project/410m18$Build-9764</meta:generator>
    <meta:document-statistic meta:table-count="3" meta:cell-count="42" meta:object-count="0"/>
  </office:meta>
</office:document-meta>
</file>